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29156" officeooo:paragraph-rsid="00129156"/>
    </style:style>
    <style:style style:name="P2" style:family="paragraph" style:parent-style-name="Text_20_body">
      <style:text-properties officeooo:paragraph-rsid="00129156"/>
    </style:style>
    <style:style style:name="P3" style:family="paragraph" style:parent-style-name="Heading_20_1">
      <style:text-properties officeooo:rsid="00129156" officeooo:paragraph-rsid="001291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text:h text:style-name="P3" text:outline-level="1">Önsöz</text:h>
      <text:p text:style-name="P2"/>
      <text:p text:style-name="P1">Bu projede yapay sinir ağları , tanımlanması zor problemlerini nasıl çözebilir?, Kendi sinir yapısını değiştirmek zorunda olduğu zaman ne yapmalı? Nasıl bir sinir ağı oluşturmalıyız? gibi sorunlar üzerine çalıştım. Yapay sinir ağının katman sayısının ve sinir sayısının otomatik belirlenebilmesi için, Javascript gibi esnek script dili kullandım. ANN.js ve evolotion.js olmak üzerine iki javascipt kütüphanesi yazdım. Bu kütüphaneler sayesinde, çoğu öğrenme algoritmasındaki gibi sadece sinirlerarası ağırlıkları değiştirmek yerine katman sayısının ve sinir sayısının da değişebilir olmasıyla daha genel çözümler bulmaya yöneldim.</text:p>
      <text:p text:style-name="P1">Bana yardımcı olan herkese teşekkür ediy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72cm" fo:margin-right="3.43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33S</meta:editing-duration>
    <meta:editing-cycles>3</meta:editing-cycles>
    <meta:generator>LibreOffice/4.4.7.2$Windows_x86 LibreOffice_project/f3153a8b245191196a4b6b9abd1d0da16eead600</meta:generator>
    <dc:date>2016-05-16T17:12:04.019000000</dc:date>
    <meta:document-statistic meta:table-count="0" meta:image-count="0" meta:object-count="0" meta:page-count="1" meta:paragraph-count="3" meta:word-count="87" meta:character-count="680" meta:non-whitespace-character-count="596"/>
    <meta:user-defined meta:name="Info 1"/>
    <meta:user-defined meta:name="Info 2"/>
    <meta:user-defined meta:name="Info 3"/>
    <meta:user-defined meta:name="Info 4"/>
  </office:meta>
</office:document-meta>
</file>